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language="pl" fo:country="PL"/>
    </style:style>
    <style:style style:name="P2" style:family="paragraph" style:parent-style-name="Text_20_body">
      <style:text-properties style:font-name="Calibri1"/>
    </style:style>
    <style:style style:name="P3" style:family="paragraph" style:parent-style-name="Dialog">
      <style:text-properties style:font-name="Calibri1"/>
    </style:style>
    <style:style style:name="P4" style:family="paragraph" style:parent-style-name="Endnote">
      <style:text-properties fo:language="pl" fo:country="PL"/>
    </style:style>
    <style:style style:name="P5" style:family="paragraph" style:parent-style-name="Wierszyk">
      <style:paragraph-properties fo:margin-left="1.249cm" fo:margin-right="0cm" fo:text-indent="0cm" style:auto-text-indent="false"/>
    </style:style>
    <style:style style:name="P6" style:family="paragraph" style:parent-style-name="Standard">
      <style:text-properties style:font-name="Calibri1" fo:language="pl" fo:country="PL"/>
    </style:style>
    <style:style style:name="P7" style:family="paragraph" style:parent-style-name="Heading" style:master-page-name="Standard">
      <style:paragraph-properties style:page-number="auto"/>
      <style:text-properties fo:language="pl" fo:country="PL"/>
    </style:style>
    <style:style style:name="P8" style:family="paragraph" style:parent-style-name="Text_20_body">
      <style:text-properties style:font-name="Calibri1"/>
    </style:style>
    <style:style style:name="P9" style:family="paragraph" style:parent-style-name="Wierszyk">
      <style:paragraph-properties fo:margin-left="1.249cm" fo:margin-right="0cm" fo:text-indent="0cm" style:auto-text-indent="false"/>
      <style:text-properties style:font-name="Calibri"/>
    </style:style>
    <style:style style:name="T1" style:family="text">
      <style:text-properties style:font-name="Calibri1"/>
    </style:style>
    <style:style style:name="T2" style:family="text">
      <style:text-properties style:font-name="Calibri"/>
    </style:style>
    <style:style style:name="T3" style:family="text">
      <style:text-properties style:font-name="Calibri" fo:background-color="transparent"/>
    </style:style>
    <style:style style:name="T4" style:family="text">
      <style:text-properties style:font-name="Calibri" fo:language="pl" fo:country="PL"/>
    </style:style>
    <style:style style:name="T5" style:family="text">
      <style:text-properties style:font-name="Arial1" style:font-name-asian="Microsoft YaHei" style:font-name-complex="Mangal"/>
    </style:style>
    <style:style style:name="T6" style:family="text">
      <style:text-properties style:font-name="Arial"/>
    </style:style>
    <style:style style:name="T7" style:family="text">
      <style:text-properties style:font-name="Calibri1"/>
    </style:style>
    <style:style style:name="T8" style:family="text">
      <style:text-properties style:font-name="Calibri1" fo:language="pl" fo:country="PL"/>
    </style:style>
    <style:style style:name="T9" style:family="text"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ynastia Sobieskich – tom II, „Pola Chwa<text:span text:style-name="T5">ł</text:span><text:span text:style-name="T6">y</text:span>”</text:p>
      <text:list xml:id="list1198929236003207559" text:style-name="Outline">
        <text:list-item>
          <text:h text:style-name="Heading_20_2" text:outline-level="1"/>
        </text:list-item>
      </text:list>
      <text:p text:style-name="P2"/>
      <text:p text:style-name="Text_20_body">Na jesieni 1674 roku w ca<text:span text:style-name="T1">ł</text:span>ej Rzeczypospolitej ludzie dyskutowali nad znakiem niezwyk<text:span text:style-name="T1">ł</text:span>ym, <text:span text:style-name="T1">ż</text:span>e oto nie tylko bociany i insze letnie ptaki, lecz tak<text:span text:style-name="T1">ż</text:span>e kruki i wrony na po<text:span text:style-name="T1">ł</text:span>udnie odlatywa<text:span text:style-name="T1">ł</text:span>y. Obawiano si<text:span text:style-name="T1">ę</text:span> powszechnie, i<text:span text:style-name="T1">ż</text:span> ci<text:span text:style-name="T1">ęż</text:span>k<text:span text:style-name="T1">ą</text:span> zim<text:span text:style-name="T1">ę to zapowiada, jednak ptaki te żarłoczne nie do ciepłych krajów, lecz tylko na Podole się udawały. Spodziewały się tam bowiem, <text:s/></text:span>zadziwiaj<text:span text:style-name="T1">ą</text:span>cym instynktem czy te<text:span text:style-name="T1">ż</text:span> wol<text:span text:style-name="T1">ą</text:span> Bosk<text:span text:style-name="T1">ą</text:span> prowadzone, wielkich pochod<text:span text:style-name="T1">ó</text:span>w wojskowych i bitew walnych.</text:p>
      <text:p text:style-name="Text_20_body">Su<text:span text:style-name="T1">ł</text:span>tan turecki i jego doradcy wojskowi w Konstantynopolu r<text:span text:style-name="T1">ó</text:span>wnie<text:span text:style-name="T1">ż</text:span> o walkach na Podolu my<text:span text:style-name="T1">ś</text:span>leli. Rozejm z Rzeczpospolit<text:span text:style-name="T1">ą</text:span> by<text:span text:style-name="T1">ł</text:span> w oczywisty spos<text:span text:style-name="T1">ó</text:span>b tymczasowy, Polacy na pewno o Kamie<text:span text:style-name="T1">ń</text:span>cu nie zapomn<text:span text:style-name="T1">ą</text:span>. Wiosenna ofensywa wojsk tureckich przeciwko Rosji zako<text:span text:style-name="T1">ń</text:span>czy<text:span text:style-name="T1">ł</text:span>a si<text:span text:style-name="T1">ę klęską. Na rozległych pustkowiach na lewym brzegu Dniepru, które kiedyś były województwem kijowskim, a do których teraz rościł sobie prawo władca Moskwy, oddziały sułtańskie rozpłynęły się, nie znajdując ani wroga, ani łupu, ani chwały bitewnej, ani co gorsza spyży. Wojsko zgłodniało, zmarniało, straciło cały zapał i dyscyplinę - tę okazję na pewno wykorzysta Lew Lechistanu</text:span><text:span text:style-name="T1"><text:note text:id="ftn1" text:note-class="endnote"><text:note-citation>1</text:note-citation><text:note-body><text:p text:style-name="P4">Tak po kampanii 1672 roku Tatarzy i Turcy nazywali Jana Sobieskiego.</text:p></text:note-body></text:note></text:span><text:span text:style-name="T1">.</text:span></text:p>
      <text:p text:style-name="Text_20_body">Francuscy doradcy su<text:span text:style-name="T1">ł</text:span>tana, tak ochoczo go do wojny z Rosj<text:span text:style-name="T1">ą</text:span> namawiaj<text:span text:style-name="T1">ą</text:span>cy, teraz nabrali wody w usta. Nic o gotowo<text:span text:style-name="T1">ś</text:span>ci bojowej Lach<text:span text:style-name="T1">ó</text:span>w m<text:span text:style-name="T1">ó</text:span>wi<text:span text:style-name="T1">ć</text:span> nie chcieli, wi<text:span text:style-name="T1">ę</text:span>cej, do rozm<text:span text:style-name="T1">ó</text:span>w pokojowych namawiali, do zwrotu Polakom Kamie<text:span text:style-name="T1">ń</text:span>ca nawet przekonuj<text:span text:style-name="T1">ą</text:span>c. Przekl<text:span text:style-name="T1">ę</text:span>ci giaurzy, poradzi sobie su<text:span text:style-name="T1">ł</text:span>tan i bez ich rad. Przecie<text:span text:style-name="T1">ż</text:span> tam, gdzie szatndar Proroka raz zosta<text:span text:style-name="T1">ł</text:span> zatkni<text:span text:style-name="T1">ę</text:span>ty, su<text:span text:style-name="T1">ł</text:span>ta<text:span text:style-name="T1">ń</text:span>ska w<text:span text:style-name="T1">ł</text:span>adza pozosta<text:span text:style-name="T1">ć</text:span> musi na wieki. Przeto zwo<text:span text:style-name="T1">ł</text:span>a<text:span text:style-name="T1">ł</text:span> su<text:span text:style-name="T1">ł</text:span>tan dow<text:span text:style-name="T1">ó</text:span>dc<text:span text:style-name="T1">ó</text:span>w, wezwa<text:span text:style-name="T1">ł</text:span> wojska jakie mu pozosta<text:span text:style-name="T1">ł</text:span>y, wystawi<text:span text:style-name="T1">ć</text:span> kaza<text:span text:style-name="T1">ł</text:span> nowe, by na odsiecz Kamie<text:span text:style-name="T1">ń</text:span>cowi od spodziewanego ataku Polak<text:span text:style-name="T1">ó</text:span>w je wys<text:span text:style-name="T1">ł</text:span>a<text:span text:style-name="T1">ć</text:span>. Pop<text:span text:style-name="T1">ł</text:span>yn<text:span text:style-name="T1">ęł</text:span>y zatem nawo<text:span text:style-name="T1">ł</text:span>ywania muezin<text:span text:style-name="T1">ó</text:span>w, pop<text:span text:style-name="T1">ł</text:span>yn<text:span text:style-name="T1">ęł</text:span>y rozkazy basz<text:span text:style-name="T1">ó</text:span>w, pop<text:span text:style-name="T1">ł</text:span>yn<text:span text:style-name="T1">ęł</text:span>y te<text:span text:style-name="T1">ż</text:span> pieni<text:span text:style-name="T1">ą</text:span>dze, i wojska gromadzi<text:span text:style-name="T1">ć</text:span> si<text:span text:style-name="T1">ę</text:span> pocz<text:span text:style-name="T1">ęł</text:span>y.</text:p>
      <text:p text:style-name="Text_20_body">R<text:span text:style-name="T1">ó</text:span>wnie<text:span text:style-name="T1">ż</text:span> do Tatar<text:span text:style-name="T1">ó</text:span>w w Bia<text:span text:style-name="T1">ł</text:span>ogrodzie wezwanie su<text:span text:style-name="T1">ł</text:span>tana dotar<text:span text:style-name="T1">ł</text:span>o, z niewielkim odzewem si<text:span text:style-name="T1">ę</text:span> jednak spotka<text:span text:style-name="T1">ł</text:span>o. Zbyt <text:span text:style-name="T1">ś</text:span>wie<text:span text:style-name="T1">ż</text:span>a by<text:span text:style-name="T1">ł</text:span>a pami<text:span text:style-name="T1">ęć</text:span> pogromu pod Niemirowem, zbyt wielkie nadzieje na pok<text:span text:style-name="T1">ó</text:span>j i handel z Lechistanem. Chan zwo<text:span text:style-name="T1">ł</text:span>a<text:span text:style-name="T1">ł</text:span> więc starszych, aby oni podj<text:span text:style-name="T1">ę</text:span>li decyzj<text:span text:style-name="T1">ę</text:span> - odmown<text:span text:style-name="T1">ą</text:span> zapewne - i pomogli zredagowa<text:span text:style-name="T1">ć</text:span> odpowied<text:span text:style-name="T1">ź</text:span> wymijaj<text:span text:style-name="T1">ą</text:span>c<text:span text:style-name="T1">ą</text:span> su<text:span text:style-name="T1">ł</text:span>tanowi. Med<text:span text:style-name="T1">ż</text:span>i Gerej s<text:span text:style-name="T1">ł</text:span>ucha<text:span text:style-name="T1">ł</text:span> teraz, jak na wiecu przemawia<text:span text:style-name="T1">ł</text:span> jego ojciec, na wszelkie mo<text:span text:style-name="T1">ż</text:span>liwe sposoby argumentuj<text:span text:style-name="T1">ą</text:span>c, i<text:span text:style-name="T1">ż</text:span> Islam religi<text:span text:style-name="T1">ą</text:span> pokoju jest. Koran wszak nakazuje mi<text:span text:style-name="T1">ł</text:span>owa<text:span text:style-name="T1">ć</text:span> Ludy Ksi<text:span text:style-name="T1">ę</text:span>gi, prawie <text:span text:style-name="T1">ż</text:span>e braci w wierze. Godzi si<text:span text:style-name="T1">ę</text:span> handlowa<text:span text:style-name="T1">ć</text:span> nawet z niewiernymi, bogaci<text:span text:style-name="T1">ć</text:span> si<text:span text:style-name="T1">ę</text:span> i tym bogactwem Boga Jedynego rozs<text:span text:style-name="T1">ł</text:span>awia<text:span text:style-name="T1">ć</text:span>, miast na zgub<text:span text:style-name="T1">ę</text:span> pewn<text:span text:style-name="T1">ą</text:span> m<text:span text:style-name="T1">ł</text:span>odzie<text:span text:style-name="T1">ń</text:span>c<text:span text:style-name="T1">ó</text:span>w, dobytek i konie nawet <text:span text:style-name="T1">na wojn</text:span><text:span text:style-name="T1">ę</text:span><text:span text:style-name="T1"> wysy</text:span><text:span text:style-name="T1">ł</text:span><text:span text:style-name="T1">a</text:span><text:span text:style-name="T1">ć</text:span>.</text:p>
      <text:p text:style-name="Text_20_body">Med<text:span text:style-name="T1">ż</text:span>i wr<text:span text:style-name="T1">ó</text:span>ci<text:span text:style-name="T1">ł</text:span> do baraku niedaleko nabrze<text:span text:style-name="T1">ż</text:span>a, gdzie wraz z bra<text:span text:style-name="T1">ć</text:span>mi wysy<text:span text:style-name="T1">ł</text:span>k<text:span text:style-name="T1">ę</text:span> towaru przygotowywa<text:span text:style-name="T1">ł</text:span>. By<text:span text:style-name="T1">ł</text:span>y to siod<text:span text:style-name="T1">ł</text:span>a z Gruzji, kt<text:span text:style-name="T1">ó</text:span>re obijali w tkanin<text:span text:style-name="T1">ę</text:span> persk<text:span text:style-name="T1">ą</text:span>, kt<text:span text:style-name="T1">ó</text:span>ra tak naprawd<text:span text:style-name="T1">ę</text:span> z Salonik pochodzi<text:span text:style-name="T1">ł</text:span>a, a nast<text:span text:style-name="T1">ę</text:span>pnie sprzedawali z du<text:span text:style-name="T1">ż</text:span>ym zyskiem bejom tureckim i tatarskim. Teraz popyt na siod<text:span text:style-name="T1">ł</text:span>a te musia<text:span text:style-name="T1">ł</text:span> wzrosn<text:span text:style-name="T1">ąć</text:span>, a <text:span text:style-name="T1">ż</text:span>e pogoda dopisywa<text:span text:style-name="T1">ł</text:span>a - chwa<text:span text:style-name="T1">ł</text:span>a Allachowi mi<text:span text:style-name="T1">ł</text:span>o<text:span text:style-name="T1">ś</text:span>ciwemu - i statki z Gruzji mog<text:span text:style-name="T1">ł</text:span>y bezpiecznie p<text:span text:style-name="T1">ł</text:span>yn<text:span text:style-name="T1">ąć</text:span> wzd<text:span text:style-name="T1">ł</text:span>u<text:span text:style-name="T1">ż</text:span> po<text:span text:style-name="T1">ł</text:span>udniowego wybrze<text:span text:style-name="T1">ża Morza Czarnego, spodziewano się pokaźnych przychodów. Nie takich, jak za czas</text:span><text:span text:style-name="T1">ó</text:span><text:span text:style-name="T1">w pokoju z Lechistanem, kt</text:span><text:span text:style-name="T1">ó</text:span><text:span text:style-name="T1">ry skupowa</text:span><text:span text:style-name="T1">ł</text:span><text:span text:style-name="T1"> ka</text:span><text:span text:style-name="T1">ż</text:span><text:span text:style-name="T1">d</text:span><text:span text:style-name="T1">ą</text:span><text:span text:style-name="T1"> ilo</text:span><text:span text:style-name="T1">ść</text:span><text:span text:style-name="T1"> koni, a eksportowa</text:span><text:span text:style-name="T1">ł</text:span><text:span text:style-name="T1"> czasem klacze a przede wszystkim tkaniny, sukna i ubrania. Ale ka</text:span><text:span text:style-name="T1">ż</text:span><text:span text:style-name="T1">dy doch</text:span><text:span text:style-name="T1">ó</text:span><text:span text:style-name="T1">d z handlu jest lepszy ni</text:span><text:span text:style-name="T1">ż</text:span><text:span text:style-name="T1"> niepewny</text:span><text:span text:style-name="T1"> łup na wojnie ze Lwem Lechistanu.</text:span></text:p>
      <text:p text:style-name="Text_20_body">Jednak z innych prowincji imperium przybywały wojska sułtańskie. Ściągały świeże oddziały świetnej kawalerii z Anatolii, Mezopotamii i z Węgier, a także Arabowie na wielbłądach. Pokorni chłopi egipscy byli zmieniani w karnych piechurów i przeprawiani przez morze okrętami. Wioślarzami tych okrętów byli chrześcijańscy niewolnicy, także z terenów Lechistanu pobrani, kt<text:span text:style-name="T1">ó</text:span><text:span text:style-name="T2">rych los by</text:span><text:span text:style-name="T1">ł</text:span><text:span text:style-name="T2"> straszliwy. Tysi</text:span><text:span text:style-name="T1">ą</text:span><text:span text:style-name="T2">ce tych wio</text:span><text:span text:style-name="T1">ś</text:span><text:span text:style-name="T2">larzy stanowi</text:span><text:span text:style-name="T1">ł</text:span><text:span text:style-name="T2">o podstaw</text:span><text:span text:style-name="T1">ę</text:span><text:span text:style-name="T2"> pot</text:span><text:span text:style-name="T1">ę</text:span><text:span text:style-name="T2">gi morskiej su</text:span><text:span text:style-name="T1">ł</text:span><text:span text:style-name="T2">tana, a przeklinali go </text:span><text:soft-page-break/><text:span text:style-name="T2">codziennie, gnij</text:span><text:span text:style-name="T1">ą</text:span><text:span text:style-name="T2">c za </text:span><text:span text:style-name="T1">ż</text:span><text:span text:style-name="T2">ycia przy wio</text:span><text:span text:style-name="T1">ś</text:span><text:span text:style-name="T2">le, przykuci latami do tej samej </text:span><text:span text:style-name="T1">ł</text:span><text:span text:style-name="T2">awki, nios</text:span><text:span text:style-name="T1">ąc chwałę swego ciemiężyciela po morzach świata.</text:span><text:span text:style-name="T2"> Wybawieniem od tego losu mog</text:span><text:span text:style-name="T1">ł</text:span><text:span text:style-name="T2">a by</text:span><text:span text:style-name="T1">ć</text:span><text:span text:style-name="T2"> jedynie </text:span><text:span text:style-name="T1">ś</text:span><text:span text:style-name="T2">mier</text:span><text:span text:style-name="T1">ć</text:span><text:span text:style-name="T2"> - w odm</text:span><text:span text:style-name="T1">ę</text:span><text:span text:style-name="T2">tach w czasie burzy, lub w </text:span><text:span text:style-name="T1">płomieniach podczas bitwy z flotą jakąś chrześcijańską. Marną pociechą dla tych dawnych poddanych Rzeczypospolitej było to, że na pewno nie będzie to flota ze znakami Sobieskiego, bo przecie flotą wojenną Rzeczpospolita w owym czasie nie dysponowała.</text:span></text:p>
      <text:p text:style-name="Text_20_body">Sobieski za<text:span text:style-name="T1">ś</text:span><text:span text:style-name="T2"> wojska sposobi</text:span><text:span text:style-name="T1">ł</text:span><text:span text:style-name="T2">. Formowa</text:span><text:span text:style-name="T1">ł</text:span><text:span text:style-name="T2">y si</text:span><text:span text:style-name="T1">ę</text:span><text:span text:style-name="T2"> oddzia</text:span><text:span text:style-name="T1">ł</text:span><text:span text:style-name="T2">y nowe wsz</text:span><text:span text:style-name="T1">ę</text:span><text:span text:style-name="T2">dzie tam, dok</text:span><text:span text:style-name="T1">ą</text:span><text:span text:style-name="T2">d w</text:span><text:span text:style-name="T1">ł</text:span><text:span text:style-name="T2">adza nowego kr</text:span><text:span text:style-name="T1">ó</text:span><text:span text:style-name="T2">la si</text:span><text:span text:style-name="T1">ę</text:span><text:span text:style-name="T2">ga</text:span><text:span text:style-name="T1">ł</text:span><text:span text:style-name="T2">a, a zatem na Mazowszu, w Ma</text:span><text:span text:style-name="T1">ł</text:span><text:span text:style-name="T2">opolsce, na Rusi i Wo</text:span><text:span text:style-name="T1">ł</text:span><text:span text:style-name="T2">yniu, i nawet w Wielkopolsce niespokojnej buntami. Maszerowa</text:span><text:span text:style-name="T1">ł</text:span><text:span text:style-name="T2">a piechota cudzoziemskiego zaci</text:span><text:span text:style-name="T1">ą</text:span><text:span text:style-name="T2">gu z Prus Kr</text:span><text:span text:style-name="T1">ó</text:span><text:span text:style-name="T2">lewskich i r</text:span><text:span text:style-name="T1">ó</text:span><text:span text:style-name="T2">wnie</text:span><text:span text:style-name="T1">ż</text:span><text:span text:style-name="T2"> ze </text:span><text:span text:style-name="T1">Ś</text:span><text:span text:style-name="T2">l</text:span><text:span text:style-name="T1">ą</text:span><text:span text:style-name="T2">ska nieliczne oddzia</text:span><text:span text:style-name="T1">ł</text:span><text:span text:style-name="T2">y, kt</text:span><text:span text:style-name="T1">ó</text:span><text:span text:style-name="T2">re zaci</text:span><text:span text:style-name="T1">ą</text:span><text:span text:style-name="T2">gni</text:span><text:span text:style-name="T1">ę</text:span><text:span text:style-name="T2">to, nim cesarz zaci</text:span><text:span text:style-name="T1">ą</text:span><text:span text:style-name="T2">g</text:span><text:span text:style-name="T1">ó</text:span><text:span text:style-name="T2">w dla Sobieskiego zabroni</text:span><text:span text:style-name="T1">ł</text:span><text:span text:style-name="T2">, niespokojny o los Pac</text:span><text:span text:style-name="T1">ó</text:span><text:span text:style-name="T2">w i innych swoich poplecznik</text:span><text:span text:style-name="T1">ó</text:span><text:span text:style-name="T2">w. Nadchodzili rajtarzy z Kurlandii, dla podniesienia ducha pobo</text:span><text:span text:style-name="T1">ż</text:span><text:span text:style-name="T2">ne lutera</text:span><text:span text:style-name="T1">ń</text:span><text:span text:style-name="T2">skie pie</text:span><text:span text:style-name="T1">ś</text:span><text:span text:style-name="T2">ni </text:span><text:span text:style-name="T1">ś</text:span><text:span text:style-name="T2">piewaj</text:span><text:span text:style-name="T1">ą</text:span><text:span text:style-name="T2">c. Polscy je</text:span><text:span text:style-name="T1">ź</text:span><text:span text:style-name="T2">d</text:span><text:span text:style-name="T1">ź</text:span><text:span text:style-name="T2">cy </text:span><text:span text:style-name="T1">ś</text:span><text:span text:style-name="T2">piewali </text:span><text:span text:style-name="T3">tymczasem</text:span><text:span text:style-name="T2">:</text:span></text:p>
      <text:p text:style-name="P5"><text:span text:style-name="T2">„Idzie </text:span><text:span text:style-name="T1">ż</text:span><text:span text:style-name="T2">o</text:span><text:span text:style-name="T1">ł</text:span><text:span text:style-name="T2">nierz borem, lasem</text:span></text:p>
      <text:p text:style-name="P5"><text:span text:style-name="T2">Przymieraj</text:span><text:span text:style-name="T1">ą</text:span><text:span text:style-name="T2">c z g</text:span><text:span text:style-name="T1">ł</text:span><text:span text:style-name="T2">odu czasem.</text:span></text:p>
      <text:p text:style-name="P9">Suknia na nim nie blakuje,</text:p>
      <text:p text:style-name="P9">Wiatr dziurami przelatuje.</text:p>
      <text:p text:style-name="P5"><text:span text:style-name="T2">Chocia</text:span><text:span text:style-name="T1">ż</text:span><text:span text:style-name="T2"> </text:span><text:span text:style-name="T1">ż</text:span><text:span text:style-name="T2">o</text:span><text:span text:style-name="T1">ł</text:span><text:span text:style-name="T2">nierz nie odziany,</text:span></text:p>
      <text:p text:style-name="P5"><text:span text:style-name="T2">Przecie p</text:span><text:span text:style-name="T1">ó</text:span><text:span text:style-name="T2">jdzie mi</text:span><text:span text:style-name="T1">ę</text:span><text:span text:style-name="T2">dzy pany.</text:span></text:p>
      <text:p text:style-name="P5"><text:span text:style-name="T2">Trza </text:span><text:span text:style-name="T1">ż</text:span><text:span text:style-name="T2">o</text:span><text:span text:style-name="T1">ł</text:span><text:span text:style-name="T2">nierza poratowa</text:span><text:span text:style-name="T1">ć</text:span><text:span text:style-name="T2">,</text:span></text:p>
      <text:p text:style-name="P5"><text:span text:style-name="T2">Soli jemu nie </text:span><text:span text:style-name="T1">ż</text:span><text:span text:style-name="T2">a</text:span><text:span text:style-name="T1">ł</text:span><text:span text:style-name="T2">owa</text:span><text:span text:style-name="T1">ć</text:span><text:span text:style-name="T2">.</text:span></text:p>
      <text:p text:style-name="P5"><text:span text:style-name="T2">Wtenczas </text:span><text:span text:style-name="T1">ż</text:span><text:span text:style-name="T2">o</text:span><text:span text:style-name="T1">ł</text:span><text:span text:style-name="T2">nierza szanuj</text:span><text:span text:style-name="T1">ą</text:span><text:span text:style-name="T2">,</text:span></text:p>
      <text:p text:style-name="P5"><text:span text:style-name="T2">Kiedy trwog</text:span><text:span text:style-name="T1">ę</text:span><text:span text:style-name="T2"> na si</text:span><text:span text:style-name="T1">ę</text:span><text:span text:style-name="T2"> czuj</text:span><text:span text:style-name="T1">ą</text:span><text:span text:style-name="T2">”</text:span></text:p>
      <text:p text:style-name="Text_20_body"><text:span text:style-name="T2">A kraj trwog</text:span><text:span text:style-name="T1">ę</text:span><text:span text:style-name="T2"> czuj</text:span><text:span text:style-name="T1">ą</text:span><text:span text:style-name="T2">cy na wypraw</text:span><text:span text:style-name="T1">ę</text:span><text:span text:style-name="T2"> wojenn</text:span><text:span text:style-name="T1">ą</text:span><text:span text:style-name="T2"> się zdoby</text:span><text:span text:style-name="T1">ł</text:span><text:span text:style-name="T2"> i obficie wojska opatrzy</text:span><text:span text:style-name="T1">ł</text:span><text:span text:style-name="T2">. Nadspodziewanie pilnie p</text:span><text:span text:style-name="T1">ł</text:span><text:span text:style-name="T2">aci</text:span><text:span text:style-name="T1">ł</text:span><text:span text:style-name="T2">a szlachta, duchowie</text:span><text:span text:style-name="T1">ń</text:span><text:span text:style-name="T2">stwo i mieszczanie nowe podatki wsz</text:span><text:span text:style-name="T1">ę</text:span><text:span text:style-name="T2">dzie tam, gdzie sejmiki Konstytucj</text:span><text:span text:style-name="T1">ę</text:span><text:span text:style-name="T2"> 1674 roku wprowadzi</text:span><text:span text:style-name="T1">ł</text:span><text:span text:style-name="T2">y. Wi</text:span><text:span text:style-name="T1">ę</text:span><text:span text:style-name="T2">cej jeszcze dochod</text:span><text:span text:style-name="T1">ó</text:span><text:span text:style-name="T2">w skarbowi kr</text:span><text:span text:style-name="T1">ó</text:span><text:span text:style-name="T2">lewskiemu przynios</text:span><text:span text:style-name="T1">ł</text:span><text:span text:style-name="T2">a licytacja d</text:span><text:span text:style-name="T1">ó</text:span><text:span text:style-name="T2">br skonfiskowanych przeciwnikom politycznym Sobieskiego, przez trybuna</text:span><text:span text:style-name="T1">ł</text:span><text:span text:style-name="T2">y teraz zdrajcami demokracji szlacheckiej nazwanymi, bo przeciw prawom nowym na sejmie tak praworz</text:span><text:span text:style-name="T1">ą</text:span><text:span text:style-name="T2">dnie ustanowionym wyst</text:span><text:span text:style-name="T1">ę</text:span><text:span text:style-name="T2">puj</text:span><text:span text:style-name="T1">ą</text:span><text:span text:style-name="T2">cym. Te konfiskaty jednak Sobieskiemu niejednokrotnie przeciwnik</text:span><text:span text:style-name="T1">ó</text:span><text:span text:style-name="T2">w nowych przysparza</text:span><text:span text:style-name="T1">ł</text:span><text:span text:style-name="T2">y, w wielu prowincjach rokoszem gro</text:span><text:span text:style-name="T1">żą</text:span><text:span text:style-name="T2">cych, on zatem zaleca</text:span><text:span text:style-name="T1">ł</text:span><text:span text:style-name="T2"> trybuna</text:span><text:span text:style-name="T1">ł</text:span><text:span text:style-name="T2">om pow</text:span><text:span text:style-name="T1">ś</text:span><text:span text:style-name="T2">ci</text:span><text:span text:style-name="T1">ą</text:span><text:span text:style-name="T2">gliwo</text:span><text:span text:style-name="T1">ść</text:span><text:span text:style-name="T2"> a i sam cz</text:span><text:span text:style-name="T1">ę</text:span><text:span text:style-name="T2">sto </text:span><text:span text:style-name="T1">ł</text:span><text:span text:style-name="T2">ask</text:span><text:span text:style-name="T1">ę</text:span><text:span text:style-name="T2"> okazywa</text:span><text:span text:style-name="T1">ł</text:span><text:span text:style-name="T2">. P</text:span><text:span text:style-name="T1">ł</text:span><text:span text:style-name="T2">aci</text:span><text:span text:style-name="T1">ł</text:span><text:span text:style-name="T2"> zatem </text:span><text:span text:style-name="T1">ż</text:span><text:span text:style-name="T2">o</text:span><text:span text:style-name="T1">ł</text:span><text:span text:style-name="T2">nierzom swym </text:span><text:span text:style-name="T1">ż</text:span><text:span text:style-name="T2">o</text:span><text:span text:style-name="T1">ł</text:span><text:span text:style-name="T2">d w asygnatach na poczet dochod</text:span><text:span text:style-name="T1">ó</text:span><text:span text:style-name="T2">w przysz</text:span><text:span text:style-name="T1">ł</text:span><text:span text:style-name="T2">ych, tylko pierwsz</text:span><text:span text:style-name="T1">ą</text:span><text:span text:style-name="T2"> rat</text:span><text:span text:style-name="T1">ę dla wojsk świeżo zaciągniętych kazał wypłacać monetą, dla zachęty.</text:span></text:p>
      <text:p text:style-name="Text_20_body"><text:span text:style-name="T1">Peter Pirwitz widzia</text:span><text:span text:style-name="T1">ł</text:span><text:span text:style-name="T1"> w wydarzeniach, kt</text:span><text:span text:style-name="T1">ó</text:span><text:span text:style-name="T1">rych </text:span><text:span text:style-name="T1">ś</text:span><text:span text:style-name="T1">wiadkiem by</text:span><text:span text:style-name="T1">ł</text:span><text:span text:style-name="T1"> na elekcji, zapowied</text:span><text:span text:style-name="T1">ź</text:span><text:span text:style-name="T1"> rzeczy wielkich. Ta </text:span><text:span text:style-name="T1">ś</text:span><text:span text:style-name="T1">wiadomo</text:span><text:span text:style-name="T1">ść</text:span><text:span text:style-name="T1"> nie nape</text:span><text:span text:style-name="T1">ł</text:span><text:span text:style-name="T1">ni</text:span><text:span text:style-name="T1">ł</text:span><text:span text:style-name="T1">a mu brzucha, a </text:span><text:span text:style-name="T1">ż</text:span><text:span text:style-name="T1">e w Warszawie nic ju</text:span><text:span text:style-name="T1">ż</text:span><text:span text:style-name="T1"> do roboty nie mia</text:span><text:span text:style-name="T1">ł</text:span><text:span text:style-name="T1">, wybra</text:span><text:span text:style-name="T1">ł</text:span><text:span text:style-name="T1"> si</text:span><text:span text:style-name="T1">ę</text:span><text:span text:style-name="T1"> w drog</text:span><text:span text:style-name="T1">ę</text:span><text:span text:style-name="T1"> powrotn</text:span><text:span text:style-name="T1">ą</text:span><text:span text:style-name="T1"> do Gda</text:span><text:span text:style-name="T1">ń</text:span><text:span text:style-name="T1">ska. Tam jednak r</text:span><text:span text:style-name="T1">ó</text:span><text:span text:style-name="T1">wnie</text:span><text:span text:style-name="T1">ż</text:span><text:span text:style-name="T1"> nic na</text:span><text:span text:style-name="T1">ń</text:span><text:span text:style-name="T1"> nie oczekiwa</text:span><text:span text:style-name="T1">ł</text:span><text:span text:style-name="T1">o. Tymczasem w Gniewie natkn</text:span><text:span text:style-name="T1">ął</text:span><text:span text:style-name="T1"> si</text:span><text:span text:style-name="T1">ę</text:span><text:span text:style-name="T1"> na werbownik</text:span><text:span text:style-name="T1">ó</text:span><text:span text:style-name="T1">w, kt</text:span><text:span text:style-name="T1">ó</text:span><text:span text:style-name="T1">rzy w imieniu nowo wybranego kr</text:span><text:span text:style-name="T1">ó</text:span><text:span text:style-name="T1">la prowadzili zaci</text:span><text:span text:style-name="T1">ą</text:span><text:span text:style-name="T1">gi w Prusach Kr</text:span><text:span text:style-name="T1">ó</text:span><text:span text:style-name="T1">lewskich do autoramentu cudzoziemskiego. Peter by</text:span><text:span text:style-name="T1">ł</text:span><text:span text:style-name="T1"> coraz bardziej g</text:span><text:span text:style-name="T1">ł</text:span><text:span text:style-name="T1">odny, a srebrna moneta werbownik</text:span><text:span text:style-name="T1">ó</text:span><text:span text:style-name="T1">w b</text:span><text:span text:style-name="T1">ł</text:span><text:span text:style-name="T1">yszcza</text:span><text:span text:style-name="T1">ł</text:span><text:span text:style-name="T1">a tak </text:span><text:span text:style-name="T1">ś</text:span><text:span text:style-name="T1">licznie. Zapis</text:span><text:span text:style-name="T1">ał się więc Peter, mając przecie nadzieję, że nie na wojnę z Turkiem trafi - wiedział bowiem, że Sobieski w Prusach osłony dla szlaku Gdańsk - Warszawa i eskorty dla tajnych transportów, ze statków francuskich rozładowywanych, potrzebuje.</text:span></text:p>
      <text:p text:style-name="Text_20_body"><text:span text:style-name="T1">R</text:span><text:span text:style-name="T1">ó</text:span><text:span text:style-name="T1">wnie</text:span><text:span text:style-name="T1">ż</text:span><text:span text:style-name="T1"> i Szymona Becza</text:span><text:span text:style-name="T1">łę</text:span><text:span text:style-name="T1"> brz</text:span><text:span text:style-name="T1">ę</text:span><text:span text:style-name="T1">cz</text:span><text:span text:style-name="T1">ą</text:span><text:span text:style-name="T1">ca moneta skusi</text:span><text:span text:style-name="T1">ł</text:span><text:span text:style-name="T1">a. R</text:span><text:span text:style-name="T1">ó</text:span><text:span text:style-name="T1">wnie</text:span><text:span text:style-name="T1">ż</text:span><text:span text:style-name="T1"> i on mia</text:span><text:span text:style-name="T1">ł</text:span><text:span text:style-name="T1"> dosy</text:span><text:span text:style-name="T1">ć</text:span><text:span text:style-name="T1"> g</text:span><text:span text:style-name="T1">łodu, który cierpiał niemal ciągle w ojcowej zagrodzie. Teraz, w lecie, jeszcze było dość do jedzenia, ale wiedział Szymon, że i tej zimy na przednówku trudno będzie wytrzymać. Jeszcze i sąsiedzi zza Biebrzy, ze wsi prywatnej pana Branickiego, na pomoc tegoż pana z jego stodół obszernych liczyć mogli, a i sprzężaj tam był</text:span>, tu jednak Szymon i jego starsi bracia Pietrek i Janek i ojciec stary do królewskiej ziemi <text:soft-page-break/>przypisani byli a serce starosty jakoby z kamienia było. A nie zawsze by<text:span text:style-name="T1">ł</text:span><text:span text:style-name="T2">o tak biednie Podlasiu. Kiedy</text:span><text:span text:style-name="T1">ś</text:span><text:span text:style-name="T2"> przecie by</text:span><text:span text:style-name="T1">ł</text:span><text:span text:style-name="T2">y i sady, i ko</text:span><text:span text:style-name="T1">ń</text:span><text:span text:style-name="T2">mi si</text:span><text:span text:style-name="T1">ę</text:span><text:span text:style-name="T2"> ora</text:span><text:span text:style-name="T1">ł</text:span><text:span text:style-name="T2">o, a teraz, to ju</text:span><text:span text:style-name="T1">ż</text:span><text:span text:style-name="T2"> b</text:span><text:span text:style-name="T1">ę</text:span><text:span text:style-name="T2">dzie od szwedzkich czas</text:span><text:span text:style-name="T1">ó</text:span><text:span text:style-name="T2">w chyba, i sady wyci</text:span><text:span text:style-name="T1">ę</text:span><text:span text:style-name="T2">te, i konie pobrane, a same nie wr</text:span><text:span text:style-name="T1">ó</text:span><text:span text:style-name="T2">c</text:span><text:span text:style-name="T1">ą</text:span><text:span text:style-name="T2">. Po Szwedach przyszli Siedmiogrodzianie, a po nich Moskale, poszli oni wszyscy wreszcie, ale zniszczenia zosta</text:span><text:span text:style-name="T1">ł</text:span><text:span text:style-name="T2">y. Szymon nie m</text:span><text:span text:style-name="T1">ó</text:span><text:span text:style-name="T2">g</text:span><text:span text:style-name="T1">ł</text:span><text:span text:style-name="T2"> filozofowa</text:span><text:span text:style-name="T1">ć</text:span><text:span text:style-name="T2"> o tym, dlaczego wi</text:span><text:span text:style-name="T1">ę</text:span><text:span text:style-name="T2">kszo</text:span><text:span text:style-name="T1">ść</text:span><text:span text:style-name="T2"> wsi prywatnych w dwadzie</text:span><text:span text:style-name="T1">ś</text:span><text:span text:style-name="T2">cia lat po Potopie ju</text:span><text:span text:style-name="T1">ż</text:span><text:span text:style-name="T2"> w pe</text:span><text:span text:style-name="T1">ł</text:span><text:span text:style-name="T2">ni odbudowanych by</text:span><text:span text:style-name="T1">ł</text:span><text:span text:style-name="T2">o, a kr</text:span><text:span text:style-name="T1">ó</text:span><text:span text:style-name="T2">lewskie dalej w ruinie le</text:span><text:span text:style-name="T1">ż</text:span><text:span text:style-name="T2">a</text:span><text:span text:style-name="T1">ł</text:span><text:span text:style-name="T2">y</text:span><text:span text:style-name="T2"><text:note text:id="ftn0" text:note-class="endnote"><text:note-citation>2</text:note-citation><text:note-body><text:p text:style-name="Endnote"><text:span text:style-name="T9">Do dzisiaj niewielu o tym filozofowa</text:span><text:span text:style-name="T8">ł</text:span><text:span text:style-name="T4">o. </text:span><text:span text:style-name="T9">Historycznie,</text:span> </text:p></text:note-body></text:note></text:span><text:span text:style-name="T2">. <text:s/></text:span></text:p>
      <text:p text:style-name="Text_20_body"><text:span text:style-name="T1">Szymon Becza</text:span><text:span text:style-name="T1">ł</text:span><text:span text:style-name="T1">a maszeruje wraz z dragonami.</text:span></text:p>
      <text:p text:style-name="P2">Peter maszeruje wraz z piechota.</text:p>
      <text:p text:style-name="P2">Ostrowski i Starczynski komentuja wyprawe na Poznan</text:p>
      <text:p text:style-name="P2"/>
      <text:p text:style-name="P2">W rozdz. II:</text:p>
      <text:p text:style-name="Text_20_body"><text:span text:style-name="T2">Scena na okr</text:span><text:span text:style-name="T1">ę</text:span><text:span text:style-name="T2">cie francuskim kt</text:span><text:span text:style-name="T1">ó</text:span><text:span text:style-name="T2">ry op</text:span><text:span text:style-name="T1">óź</text:span><text:span text:style-name="T2">nia wyj</text:span><text:span text:style-name="T1">ś</text:span><text:span text:style-name="T2">cie - Francja op</text:span><text:span text:style-name="T1">óź</text:span><text:span text:style-name="T2">nia wyp</text:span><text:span text:style-name="T1">ł</text:span><text:span text:style-name="T2">aty dla Sobieskiego.</text:span></text:p>
      <text:p text:style-name="Text_20_body"><text:span text:style-name="T1">Sobieski w rozmowie z K</text:span><text:span text:style-name="T1">ą</text:span><text:span text:style-name="T1">ckim komentuje braki w kasie. </text:span></text:p>
      <text:p text:style-name="Text_20_body"><text:span text:style-name="T1">Jednak wiedzia</text:span><text:span text:style-name="T1">ł</text:span><text:span text:style-name="T1"> kr</text:span><text:span text:style-name="T1">ó</text:span><text:span text:style-name="T1">l i hetman wielki w jednej osobie, </text:span><text:span text:style-name="T1">ż</text:span><text:span text:style-name="T1">e pieni</text:span><text:span text:style-name="T1">ę</text:span><text:span text:style-name="T1">dzy wkr</text:span><text:span text:style-name="T1">ó</text:span><text:span text:style-name="T1">tce zbraknie i </text:span><text:span text:style-name="T1">ż</text:span><text:span text:style-name="T1">e wojn</text:span><text:span text:style-name="T1">ę</text:span><text:span text:style-name="T1"> szybko ko</text:span><text:span text:style-name="T1">ń</text:span><text:span text:style-name="T1">czy</text:span><text:span text:style-name="T1">ć trzeba. 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/></text:p>
      <text:p text:style-name="P1">Po zakonczeniu wojny z Turcja:</text:p>
      <text:p text:style-name="P1"/>
      <text:p text:style-name="P1">Peter wmieszał się pomiędzy dragonów Jabłonowskiego, i wreszcie usłyszał, jak wojewoda cicho mówił: „wojnę z Turkiem na tem zakończymy. Potem handel ruszy, Dniestrowy handel z Bakczysarajem, Białogrodem i dalej. Jak kiedyś, albo i lepiej, jeśli cesarskich do handlu nie dopuścimy...” Handel, pomyślał Peter, Polacy chcą dawne szlaki handlowe wielkimi rzekami wschodu wskrzesić... Peter postanowił przy tym być.</text:p>
      <text:p text:style-name="P1"/>
      <text:p text:style-name="P1">A dalej, o tym jak Ostrowski wytycza szlak handlowy wzd<text:span text:style-name="T1">ł</text:span>u<text:span text:style-name="T1">ż</text:span> Dniestru</text:p>
      <text:p text:style-name="P1">Wozy zaprzężone w woły jechały wzdłuż Dniepru. Ich ładunek zadziwiał woźniców. Były to jakieś beczki, jakieś drągi, zwoje płótna, a także stosy desek dość długich. Co kilka dni dowódca całego tego pochodu, jakiś młody porucznik, zatrymywał pochód i kazał budować szopę, w której zostawiali część dziwnego ładun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fo:text-indent="1.251cm" style:auto-text-indent="false"/>
      <style:text-properties fo:language="pl" fo:country="P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ialog" style:family="paragraph" style:parent-style-name="Text_20_body" style:default-outline-level="" style:list-style-name="" style:class="text">
      <style:paragraph-properties fo:margin-top="0cm" fo:margin-bottom="0cm"/>
      <style:text-properties style:font-name="Calibri1" fo:language="pl" fo:country="PL"/>
    </style:style>
    <style:style style:name="List_20_Bullet" style:display-name="List Bullet" style:family="paragraph" style:parent-style-name="Standard" style:default-outline-level="" style:list-style-name="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Wierszyk" style:family="paragraph" style:parent-style-name="Standard" style:class="text" style:master-page-name="">
      <style:paragraph-properties fo:margin-top="0cm" fo:margin-bottom="0cm" style:page-number="auto">
        <style:tab-stops/>
      </style:paragraph-properties>
      <style:text-properties fo:language="pl" fo:country="P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 text:consecutive-numbering="true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zeciecki, Mikolaj</meta:initial-creator>
    <meta:editing-cycles>714</meta:editing-cycles>
    <meta:creation-date>2014-08-22T08:05:00</meta:creation-date>
    <dc:date>2016-03-06T22:39:27.73</dc:date>
    <meta:editing-duration>P67DT18H28M11S</meta:editing-duration>
    <meta:generator>OpenOffice/4.1.1$Win32 OpenOffice.org_project/411m6$Build-9775</meta:generator>
    <dc:creator>Mikolaj Trzeciecki</dc:creator>
    <meta:document-statistic meta:table-count="0" meta:image-count="0" meta:object-count="0" meta:page-count="4" meta:paragraph-count="35" meta:word-count="1315" meta:character-count="8959"/>
    <meta:user-defined meta:name="AppVersion">14.0000</meta:user-defined>
    <meta:user-defined meta:name="Company">Zühlke Technology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